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9643" officeooo:paragraph-rsid="00199643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9643" officeooo:paragraph-rsid="0019964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officeooo:rsid="00199643" officeooo:paragraph-rsid="00199643" style:font-size-asian="14pt" style:font-style-asian="italic" style:font-size-complex="16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6pt" fo:font-style="italic" officeooo:rsid="001b17d1" officeooo:paragraph-rsid="001b17d1" style:font-size-asian="14pt" style:font-style-asian="italic" style:font-size-complex="16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officeooo:rsid="001ba840" officeooo:paragraph-rsid="001ba840" style:font-size-asian="14pt" style:font-style-asian="italic" style:font-size-complex="16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officeooo:rsid="001b17d1" officeooo:paragraph-rsid="001b17d1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officeooo:rsid="001ba840" officeooo:paragraph-rsid="001ba840" style:font-size-asian="14pt" style:font-style-asian="normal" style:font-size-complex="16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officeooo:rsid="001ba840" officeooo:paragraph-rsid="001d1c09" style:font-size-asian="14pt" style:font-style-asian="normal" style:font-size-complex="16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officeooo:rsid="001c5ac0" officeooo:paragraph-rsid="001c5ac0" style:font-size-asian="14pt" style:font-style-asian="normal" style:font-size-complex="16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officeooo:rsid="001d1c09" officeooo:paragraph-rsid="001d1c09" style:font-size-asian="14pt" style:font-style-asian="normal" style:font-size-complex="16pt" style:font-style-complex="normal"/>
    </style:style>
    <style:style style:name="P11" style:family="paragraph" style:parent-style-name="Standard">
      <style:text-properties fo:font-size="18pt" style:text-underline-style="solid" style:text-underline-width="auto" style:text-underline-color="font-color" officeooo:rsid="00199643" officeooo:paragraph-rsid="00199643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99643" officeooo:paragraph-rsid="00199643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ba840" officeooo:paragraph-rsid="001ba840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c5ac0" officeooo:paragraph-rsid="001c5ac0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d1c09" officeooo:paragraph-rsid="001d1c09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officeooo:rsid="00199643" style:font-size-asian="24pt" style:font-weight-asian="bold" style:font-size-complex="2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17d1" style:font-weight-asian="normal" style:font-weight-complex="normal"/>
    </style:style>
    <style:style style:name="T5" style:family="text">
      <style:text-properties fo:font-weight="normal" officeooo:rsid="001ba840" style:font-weight-asian="normal" style:font-weight-complex="normal"/>
    </style:style>
    <style:style style:name="T6" style:family="text">
      <style:text-properties fo:font-weight="normal" officeooo:rsid="001c5ac0" style:font-weight-asian="normal" style:font-weight-complex="normal"/>
    </style:style>
    <style:style style:name="T7" style:family="text">
      <style:text-properties fo:font-weight="normal" officeooo:rsid="001d1c09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<text:tab/><text:tab/><text:tab/><text:span text:style-name="T2">PROJECTION REPORT</text:span></text:p>
      <text:p text:style-name="Standard"><text:span text:style-name="T2"/></text:p>
      <text:p text:style-name="P11"><text:span text:style-name="T1">Programming Lanugage Description:</text:span></text:p>
      <text:p text:style-name="P11"><text:span text:style-name="T1"/></text:p>
      <text:p text:style-name="P1"><text:span text:style-name="T3">1. Data Types</text:span></text:p>
      <text:p text:style-name="P1"><text:span text:style-name="T3">Inegers and Array of Integers.</text:span></text:p>
      <text:p text:style-name="P1"><text:span text:style-name="T3"/></text:p>
      <text:p text:style-name="P1"><text:span text:style-name="T3">int data, array[100];</text:span></text:p>
      <text:p text:style-name="P1"><text:span text:style-name="T3">int sum;</text:span></text:p>
      <text:p text:style-name="P1"><text:span text:style-name="T3"/></text:p>
      <text:p text:style-name="P1"><text:span text:style-name="T3">All the variables have to be declared in the declblock{....} before being used</text:span></text:p>
      <text:p text:style-name="P1"><text:span text:style-name="T3">in the codeblock{...}. Multiple variables can be declared in the statement </text:span></text:p>
      <text:p text:style-name="P1"><text:span text:style-name="T3">and each declaration statement ends with a semi-colon. </text:span></text:p>
      <text:p text:style-name="P1"><text:span text:style-name="T3"/></text:p>
      <text:p text:style-name="P1"><text:span text:style-name="T3">2. Expressions</text:span></text:p>
      <text:p text:style-name="P1"><text:span text:style-name="T3"/></text:p>
      <text:p text:style-name="P1"><text:span text:style-name="T3">3. for loop</text:span></text:p>
      <text:p text:style-name="P1"><text:span text:style-name="T3"/></text:p>
      <text:p text:style-name="P1"><text:span text:style-name="T3">for i = 1, 100 {</text:span></text:p>
      <text:p text:style-name="P1"><text:span text:style-name="T3"><text:tab/>.....</text:span></text:p>
      <text:p text:style-name="P1"><text:span text:style-name="T3">}</text:span></text:p>
      <text:p text:style-name="P1"><text:span text:style-name="T3"/></text:p>
      <text:p text:style-name="P1"><text:span text:style-name="T3">for i = 1, 100, 2 {</text:span></text:p>
      <text:p text:style-name="P1"><text:span text:style-name="T3"><text:tab/>.....</text:span></text:p>
      <text:p text:style-name="P1"><text:span text:style-name="T3">}</text:span></text:p>
      <text:p text:style-name="P1"><text:span text:style-name="T3"/></text:p>
      <text:p text:style-name="P1"><text:span text:style-name="T3">4. if-else statement</text:span></text:p>
      <text:p text:style-name="P1"><text:span text:style-name="T3"/></text:p>
      <text:p text:style-name="P1"><text:span text:style-name="T3"><text:tab/>if expression {</text:span></text:p>
      <text:p text:style-name="P1"><text:span text:style-name="T3"><text:tab/>....</text:span></text:p>
      <text:p text:style-name="P1"><text:span text:style-name="T3"><text:tab/>}</text:span></text:p>
      <text:p text:style-name="P1"><text:span text:style-name="T3"><text:tab/>....</text:span></text:p>
      <text:p text:style-name="P1"><text:span text:style-name="T3"/></text:p>
      <text:p text:style-name="P1"><text:span text:style-name="T3"><text:tab/>if expression {</text:span></text:p>
      <text:p text:style-name="P1"><text:span text:style-name="T3"><text:tab/>...</text:span></text:p>
      <text:p text:style-name="P1"><text:span text:style-name="T3"><text:tab/>}</text:span></text:p>
      <text:p text:style-name="P1"><text:span text:style-name="T3"><text:tab/>else {</text:span></text:p>
      <text:p text:style-name="P1"><text:soft-page-break/><text:span text:style-name="T3"><text:tab/>....</text:span></text:p>
      <text:p text:style-name="P1"><text:span text:style-name="T3"><text:tab/>}</text:span></text:p>
      <text:p text:style-name="P1"><text:span text:style-name="T3"/></text:p>
      <text:p text:style-name="P1"><text:span text:style-name="T3">5. while statment</text:span></text:p>
      <text:p text:style-name="P1"><text:span text:style-name="T3"/></text:p>
      <text:p text:style-name="P1"><text:span text:style-name="T3"><text:tab/>while expression {</text:span></text:p>
      <text:p text:style-name="P1"><text:span text:style-name="T3"/></text:p>
      <text:p text:style-name="P1"><text:span text:style-name="T3"><text:tab/>}</text:span></text:p>
      <text:p text:style-name="P1"><text:span text:style-name="T3"/></text:p>
      <text:p text:style-name="P1"><text:span text:style-name="T3">6. conditional and unconditional goto</text:span></text:p>
      <text:p text:style-name="P1"><text:span text:style-name="T3"/></text:p>
      <text:p text:style-name="P1"><text:span text:style-name="T3"><text:tab/>got label</text:span></text:p>
      <text:p text:style-name="P1"><text:span text:style-name="T3"/></text:p>
      <text:p text:style-name="P1"><text:span text:style-name="T3"><text:tab/>goto label if expression</text:span></text:p>
      <text:p text:style-name="P1"><text:span text:style-name="T3"/></text:p>
      <text:p text:style-name="P1"><text:span text:style-name="T3">7. print/read</text:span></text:p>
      <text:p text:style-name="P1"><text:span text:style-name="T3"/></text:p>
      <text:p text:style-name="P1"><text:span text:style-name="T3"><text:tab/>print "blah...blah", val</text:span></text:p>
      <text:p text:style-name="P1"><text:span text:style-name="T3"><text:tab/>read sum</text:span></text:p>
      <text:p text:style-name="P1"><text:span text:style-name="T3"><text:tab/>read data[i]</text:span></text:p>
      <text:p text:style-name="P1"><text:span text:style-name="T3"/></text:p>
      <text:p text:style-name="P12">Syntax and Semantics</text:p>
      <text:p text:style-name="P2"><text:span text:style-name="T3"/></text:p>
      <text:p text:style-name="P2"><text:span text:style-name="T3">1. Program starts from a non-terminal(NT) “program” which brances to NT “decl_blocks” and “code_blocks”. These two NT helps to parse the given style of language.</text:span></text:p>
      <text:p text:style-name="P2"><text:span text:style-name="T3"/></text:p>
      <text:p text:style-name="P3"><text:span text:style-name="T3"><text:s/>program: DECLBLOCK '{' decl_blocks '}' CODEBLOCK '{' code_blocks '}' {</text:span></text:p>
      <text:p text:style-name="P3"><text:span text:style-name="T3"><text:s text:c="2"/>$$=new Prog($3,$7);</text:span></text:p>
      <text:p text:style-name="P3"><text:span text:style-name="T3"><text:s text:c="2"/>start=$$;</text:span></text:p>
      <text:p text:style-name="P3"><text:span text:style-name="T3">};</text:span></text:p>
      <text:p text:style-name="P6"><text:span text:style-name="T3">For e.g, the simplest program in this language would look like</text:span></text:p>
      <text:p text:style-name="P6"><text:span text:style-name="T3"><text:tab/>declblock{</text:span></text:p>
      <text:p text:style-name="P6"><text:span text:style-name="T3">}</text:span></text:p>
      <text:p text:style-name="P6"><text:span text:style-name="T3"><text:tab/>codeblock{</text:span></text:p>
      <text:p text:style-name="P6"><text:span text:style-name="T3">}</text:span></text:p>
      <text:p text:style-name="P6"><text:span text:style-name="T3">where “decl_block” and “code_block” both terminates to </text:span><text:span text:style-name="T9">epsilon.</text:span></text:p>
      <text:p text:style-name="P2"><text:span text:style-name="T3"/></text:p>
      <text:p text:style-name="P2"><text:soft-page-break/><text:span text:style-name="T3">2. NT “decl_blocks” is basically a list of NT “var” which further goes to terminal symbols(T) “IDENTIFIER” and “ARRAY”. Decl_list stores all the variables declared.</text:span></text:p>
      <text:p text:style-name="P2"><text:span text:style-name="T3"/></text:p>
      <text:p text:style-name="P3"><text:span text:style-name="T3">decl_block: INT variables {$$=new fieldDecl($2);};</text:span></text:p>
      <text:p text:style-name="P3"><text:span text:style-name="T3"/></text:p>
      <text:p text:style-name="P3"><text:span text:style-name="T3">variables: variable { $$=new Vars();$$-&gt;push_back($1);}</text:span></text:p>
      <text:p text:style-name="P3"><text:span text:style-name="T3"><text:s text:c="10"/>| variables ',' variable {</text:span></text:p>
      <text:p text:style-name="P3"><text:span text:style-name="T3"><text:s text:c="12"/>$$-&gt;push_back($3);</text:span></text:p>
      <text:p text:style-name="P3"><text:span text:style-name="T3"><text:s text:c="10"/>};</text:span></text:p>
      <text:p text:style-name="P2"><text:span text:style-name="T3"/></text:p>
      <text:p text:style-name="P3"><text:span text:style-name="T3">variable: <text:s/>IDENTIFIER {$$ = new Var(string("Identifier"),string($1));}</text:span></text:p>
      <text:p text:style-name="P3"><text:span text:style-name="T3"><text:s text:c="10"/>| ARRAY <text:s/>{$$=new Var(string("Array"),string($1));};</text:span></text:p>
      <text:p text:style-name="P3"><text:span text:style-name="T3"/></text:p>
      <text:p text:style-name="P6"><text:span text:style-name="T3">For e.g</text:span></text:p>
      <text:p text:style-name="P6"><text:span text:style-name="T3"><text:tab/>declblock{</text:span></text:p>
      <text:p text:style-name="P6"><text:span text:style-name="T3"><text:tab/>int x, arr[10];</text:span></text:p>
      <text:p text:style-name="P6"><text:span text:style-name="T3"><text:tab/>int i, j;</text:span></text:p>
      <text:p text:style-name="P6"><text:span text:style-name="T3">}</text:span></text:p>
      <text:p text:style-name="P6"><text:span text:style-name="T3">codeblock{</text:span></text:p>
      <text:p text:style-name="P6"><text:span text:style-name="T3">}</text:span></text:p>
      <text:p text:style-name="P4"><text:span text:style-name="T3"/></text:p>
      <text:p text:style-name="P3"><text:span text:style-name="T3"/></text:p>
      <text:p text:style-name="P2"><text:span text:style-name="T3">3. Next, the parsing moves to NT “code_blocks” which, parses all the specified type of “code_block” possible which here are described by Nts “thingps”, “thingrs”, “expr”, “</text:span><text:span text:style-name="T4">conds”, “forloop”, “call”. All the statements are ‘;’ terminated.</text:span></text:p>
      <text:p text:style-name="P2"><text:span text:style-name="T4"/></text:p>
      <text:p text:style-name="P4"><text:span text:style-name="T3">code_blocks: { $$=new fieldCodes(); }</text:span></text:p>
      <text:p text:style-name="P4"><text:span text:style-name="T3"><text:s text:c="10"/>| code_blocks code_block {$$-&gt;push_back($2);};</text:span></text:p>
      <text:p text:style-name="P4"><text:span text:style-name="T3"/></text:p>
      <text:p text:style-name="P4"><text:span text:style-name="T3">code_block:PRINT thingps ';' {$$=$2;}</text:span></text:p>
      <text:p text:style-name="P4"><text:span text:style-name="T3"><text:tab/><text:tab/>| READ thingrs ';' <text:s text:c="6"/>{$$=$2;}</text:span></text:p>
      <text:p text:style-name="P4"><text:span text:style-name="T3"><text:tab/><text:tab/>| expr ';' {$$=$1;}</text:span></text:p>
      <text:p text:style-name="P4"><text:span text:style-name="T3"><text:tab/><text:tab/>| IF conds '{' code_blocks '}' <text:s/>{$$=new ifelsest($2,$4,NULL);}</text:span></text:p>
      <text:p text:style-name="P4"><text:span text:style-name="T3"><text:tab/><text:tab/>| IF conds '{' code_blocks '}' ELSE '{' code_blocks '}' <text:s/>{$$=new ifelsest($2,$4,$8);}</text:span></text:p>
      <text:p text:style-name="P4"><text:span text:style-name="T3"><text:tab/><text:tab/>| WHILE conds '{' code_blocks '}' {$$=new whilest($2,$4);}</text:span></text:p>
      <text:p text:style-name="P4"><text:span text:style-name="T3"><text:tab/><text:tab/>| FOR forloop '{' code_blocks '}' <text:s/>{$$=new forst($2,$4);}</text:span></text:p>
      <text:p text:style-name="P4"><text:soft-page-break/><text:span text:style-name="T3"><text:s text:c="4"/>| LABEL code_blocks GOTO IDENTIFIER call ';' {$$=new gotost($2,$4,$5);}</text:span></text:p>
      <text:p text:style-name="P4"><text:span text:style-name="T8"/></text:p>
      <text:p text:style-name="P4"><text:span text:style-name="T8">Let’s analyse them one by one with examples to understand the semantics better.</text:span></text:p>
      <text:p text:style-name="P4"><text:span text:style-name="T8"/></text:p>
      <text:p text:style-name="P4"><text:span text:style-name="T8">3(a) Print statements: Store the variables(could be identifiers, numbers, array, strings) in “printList” and then print them one by one.</text:span></text:p>
      <text:p text:style-name="P4"><text:span text:style-name="T8"><text:tab/></text:span><text:span text:style-name="T3">thingps:thingp {$$=new thingpsst();$$-&gt;push_back(string($1));}</text:span></text:p>
      <text:p text:style-name="P4"><text:span text:style-name="T3"><text:s text:c="6"/>| thingps ',' thingp {$$-&gt;push_back(string($3));};</text:span></text:p>
      <text:p text:style-name="P4"><text:span text:style-name="T3">thingp: <text:s/>IDENTIFIER {$$=$1;}</text:span></text:p>
      <text:p text:style-name="P4"><text:span text:style-name="T3"><text:tab/><text:tab/>| NUMBER <text:s text:c="7"/>{$$=num2str($1);}</text:span></text:p>
      <text:p text:style-name="P4"><text:span text:style-name="T3"><text:tab/><text:tab/>| ARRAY <text:s text:c="8"/>{$$=$1;}</text:span></text:p>
      <text:p text:style-name="P4"><text:span text:style-name="T3"><text:tab/><text:tab/>| STRING <text:s text:c="7"/>{$$=$1;};</text:span></text:p>
      <text:p text:style-name="P6"><text:span text:style-name="T3"/></text:p>
      <text:p text:style-name="P6"><text:span text:style-name="T3">For e.g</text:span></text:p>
      <text:p text:style-name="P6"><text:span text:style-name="T3"><text:tab/>declblock{</text:span></text:p>
      <text:p text:style-name="P6"><text:span text:style-name="T3"><text:tab/>int x;</text:span></text:p>
      <text:p text:style-name="P6"><text:span text:style-name="T3">}</text:span></text:p>
      <text:p text:style-name="P6"><text:span text:style-name="T3"><text:tab/>codeblock{</text:span></text:p>
      <text:p text:style-name="P6"><text:span text:style-name="T3"><text:tab/>print x;</text:span></text:p>
      <text:p text:style-name="P6"><text:span text:style-name="T3">}</text:span></text:p>
      <text:p text:style-name="P6"><text:span text:style-name="T3">Similarly, READ works in the same manner.</text:span></text:p>
      <text:p text:style-name="P6"><text:span text:style-name="T3"><text:tab/> <text:s/>declblock{</text:span></text:p>
      <text:p text:style-name="P6"><text:span text:style-name="T3"><text:tab/> int x;</text:span></text:p>
      <text:p text:style-name="P6"><text:span text:style-name="T3">}</text:span></text:p>
      <text:p text:style-name="P6"><text:span text:style-name="T3"><text:tab/>codeblock{</text:span></text:p>
      <text:p text:style-name="P6"><text:span text:style-name="T3"><text:tab/>read x;</text:span></text:p>
      <text:p text:style-name="P6"><text:span text:style-name="T3">}</text:span></text:p>
      <text:p text:style-name="P6"><text:span text:style-name="T3"/></text:p>
      <text:p text:style-name="P6"><text:span text:style-name="T3"/></text:p>
      <text:p text:style-name="P6"><text:span text:style-name="T3">3(b): Expressions: On the right hand side, you have binary expressions with operators “+”, “-”, “*” and “/” which after evaluation goes to LHS, which could either be a identifier or an array address.</text:span></text:p>
      <text:p text:style-name="P4"><text:span text:style-name="T3">expr: IDENTIFIER '=' exprnew {$$=new expr($1,$3);}</text:span></text:p>
      <text:p text:style-name="P4"><text:span text:style-name="T3"><text:tab/><text:tab/>| ARRAY '=' exprnew {$$=new expr($1,$3);} ;</text:span></text:p>
      <text:p text:style-name="P4"><text:span text:style-name="T3"/></text:p>
      <text:p text:style-name="P4"><text:span text:style-name="T3">exprnew: arithmetic <text:s/>{$$=new exprnewst($1); }</text:span></text:p>
      <text:p text:style-name="P4"><text:span text:style-name="T3"><text:tab/><text:tab/>| IDENTIFIER {$$=new exprnewst($1);}</text:span></text:p>
      <text:p text:style-name="P4"><text:soft-page-break/><text:span text:style-name="T3"><text:tab/><text:tab/>| NUMBER <text:s text:c="3"/>{$$=new exprnewst($1);}</text:span></text:p>
      <text:p text:style-name="P4"><text:span text:style-name="T3"><text:tab/><text:tab/>| ARRAY <text:s text:c="4"/>{$$=new exprnewst($1);};</text:span></text:p>
      <text:p text:style-name="P4"><text:span text:style-name="T3"/></text:p>
      <text:p text:style-name="P4"><text:span text:style-name="T3">arithmetic: exprnew ADD exprnew {$$=new arithmeticst($1,string($2),$3);}</text:span></text:p>
      <text:p text:style-name="P4"><text:span text:style-name="T3"><text:tab/><text:tab/>| exprnew SUB exprnew <text:s text:c="2"/>{$$=new arithmeticst($1,string($2),$3);}</text:span></text:p>
      <text:p text:style-name="P4"><text:span text:style-name="T3"><text:tab/><text:tab/>| exprnew DIV exprnew <text:s text:c="2"/>{$$=new arithmeticst($1,string($2),$3);}</text:span></text:p>
      <text:p text:style-name="P4"><text:span text:style-name="T3"><text:tab/><text:tab/>| exprnew MUL exprnew <text:s text:c="3"/>{$$=new arithmeticst($1,string($2),$3);};</text:span></text:p>
      <text:p text:style-name="P4"><text:span text:style-name="T3"/></text:p>
      <text:p text:style-name="P4"><text:span text:style-name="T3"/></text:p>
      <text:p text:style-name="P6"><text:span text:style-name="T3"><text:s/>For e.g</text:span></text:p>
      <text:p text:style-name="P6"><text:span text:style-name="T3"><text:tab/>declblock{</text:span></text:p>
      <text:p text:style-name="P6"><text:span text:style-name="T3"><text:tab/>int x, y, arr[200];</text:span></text:p>
      <text:p text:style-name="P6"><text:span text:style-name="T3">}</text:span></text:p>
      <text:p text:style-name="P6"><text:span text:style-name="T3">codeblock{</text:span></text:p>
      <text:p text:style-name="P6"><text:span text:style-name="T3">x=2;</text:span></text:p>
      <text:p text:style-name="P6"><text:span text:style-name="T3">y=3;</text:span></text:p>
      <text:p text:style-name="P6"><text:span text:style-name="T3">arr[x]=y;</text:span></text:p>
      <text:p text:style-name="P6"><text:span text:style-name="T3">}</text:span></text:p>
      <text:p text:style-name="P6"><text:span text:style-name="T3"/></text:p>
      <text:p text:style-name="P6"><text:span text:style-name="T3">3(c) If else: Boolean expressions come into picture with NT “conds”.</text:span></text:p>
      <text:p text:style-name="P6"><text:span text:style-name="T3"/></text:p>
      <text:p text:style-name="P6"><text:span text:style-name="T3"/></text:p>
      <text:p text:style-name="P4"><text:span text:style-name="T3">conds: {$$=new condsst();} <text:s/>| conds andor cond {$$&gt;push_back($3,$2);};</text:span></text:p>
      <text:p text:style-name="P4"><text:span text:style-name="T3">cond: exprnew compare exprnew {$$=new condst($1,$2,$3);};</text:span></text:p>
      <text:p text:style-name="P4"><text:span text:style-name="T3"><text:s/></text:span></text:p>
      <text:p text:style-name="P6"><text:span text:style-name="T3">A normal if-else block would look like</text:span></text:p>
      <text:p text:style-name="P6"><text:span text:style-name="T3"/></text:p>
      <text:p text:style-name="P6"><text:span text:style-name="T3">declblock{</text:span></text:p>
      <text:p text:style-name="P6"><text:span text:style-name="T3">int x, i, j, k;</text:span></text:p>
      <text:p text:style-name="P6"><text:span text:style-name="T3">}</text:span></text:p>
      <text:p text:style-name="P6"><text:span text:style-name="T3">codeblock{</text:span></text:p>
      <text:p text:style-name="P6"><text:span text:style-name="T3"><text:tab/>x=1;</text:span></text:p>
      <text:p text:style-name="P6"><text:span text:style-name="T3"><text:tab/>k=3;</text:span></text:p>
      <text:p text:style-name="P6"><text:span text:style-name="T3"><text:s/><text:tab/>if(x&lt;k)</text:span></text:p>
      <text:p text:style-name="P6"><text:span text:style-name="T3"><text:tab/>x=2;</text:span></text:p>
      <text:p text:style-name="P6"><text:soft-page-break/><text:span text:style-name="T3">}<text:tab/>else{</text:span></text:p>
      <text:p text:style-name="P6"><text:span text:style-name="T3"><text:tab/>x5;<text:line-break/>}</text:span></text:p>
      <text:p text:style-name="P6"><text:span text:style-name="T3">}</text:span></text:p>
      <text:p text:style-name="P6"><text:span text:style-name="T3">3(d) While: Uses “conds” and “code_blocks”. Nothing new. Has structure like</text:span></text:p>
      <text:p text:style-name="P6"><text:span text:style-name="T3"><text:tab/>decl_block{</text:span></text:p>
      <text:p text:style-name="P6"><text:span text:style-name="T3"><text:tab/>int x;</text:span></text:p>
      <text:p text:style-name="P6"><text:span text:style-name="T3">}</text:span></text:p>
      <text:p text:style-name="P6"><text:span text:style-name="T3">codblock{</text:span></text:p>
      <text:p text:style-name="P6"><text:span text:style-name="T3"><text:tab/>x=2;</text:span></text:p>
      <text:p text:style-name="P6"><text:span text:style-name="T3"><text:tab/>while x&lt;5{</text:span></text:p>
      <text:p text:style-name="P6"><text:span text:style-name="T3"><text:tab/>x=x+1;<text:line-break/>}</text:span></text:p>
      <text:p text:style-name="P6"><text:span text:style-name="T3"/></text:p>
      <text:p text:style-name="P6"><text:span text:style-name="T3">3(e) For-Loop: Has a different structure than “WHILE”. NT “forloop” parses the loop using the grammar</text:span></text:p>
      <text:p text:style-name="P6"><text:span text:style-name="T3"/></text:p>
      <text:p text:style-name="P4"><text:span text:style-name="T3">forloop: IDENTIFIER '=' NUMBER ',' <text:s/>NUMBER inc {$$=new forloopinit($1,$3,$5,$6);};</text:span></text:p>
      <text:p text:style-name="P6"><text:span text:style-name="T3"/></text:p>
      <text:p text:style-name="P7"><text:span text:style-name="T3">where NT “inc” stores the increment value per iteration. If it’s NULL, then it’s taken to be 1.</text:span></text:p>
      <text:p text:style-name="P4"><text:span text:style-name="T3"/></text:p>
      <text:p text:style-name="P7"><text:span text:style-name="T3">For e.g</text:span></text:p>
      <text:p text:style-name="P7"><text:span text:style-name="T3"><text:tab/>declblock{</text:span></text:p>
      <text:p text:style-name="P7"><text:span text:style-name="T3"><text:tab/><text:tab/>int i, j, x;</text:span></text:p>
      <text:p text:style-name="P7"><text:span text:style-name="T3"><text:tab/>}</text:span></text:p>
      <text:p text:style-name="P7"><text:span text:style-name="T3"><text:tab/>codeblock{</text:span></text:p>
      <text:p text:style-name="P7"><text:span text:style-name="T3"><text:tab/><text:tab/>for i=0,10,3{</text:span></text:p>
      <text:p text:style-name="P7"><text:span text:style-name="T3"><text:tab/><text:tab/>x=x+i;</text:span></text:p>
      <text:p text:style-name="P7"><text:span text:style-name="T3"><text:tab/><text:tab/>}</text:span></text:p>
      <text:p text:style-name="P7"><text:span text:style-name="T3">}</text:span></text:p>
      <text:p text:style-name="P7"><text:span text:style-name="T3"/></text:p>
      <text:p text:style-name="P4"><text:span text:style-name="T3"/></text:p>
      <text:p text:style-name="P6"><text:span text:style-name="T3">3(f)Goto: The grammar is designed in a manner that the “LABEL” is only found upawards i.e the “code_blocks” for GOTO call is alread defined. </text:span><text:span text:style-name="T5">NT “call” is used to specify whether the GOTO is conditional or unconditional.</text:span><text:span text:style-name="T3"> </text:span></text:p>
      <text:p text:style-name="P6"><text:soft-page-break/><text:span text:style-name="T3"/></text:p>
      <text:p text:style-name="P5"><text:span text:style-name="T3">LABEL code_blocks GOTO IDENTIFIER call ';' {$$=new gotost($2,$4,$5);}</text:span></text:p>
      <text:p text:style-name="P5"><text:span text:style-name="T3"/></text:p>
      <text:p text:style-name="P5"><text:span text:style-name="T3">call: {$$=NULL;}</text:span></text:p>
      <text:p text:style-name="P5"><text:span text:style-name="T3"><text:s text:c="4"/>| IF conds <text:s/>{$$=new callst($2);}</text:span></text:p>
      <text:p text:style-name="P5"><text:span text:style-name="T3"/></text:p>
      <text:p text:style-name="P7"><text:span text:style-name="T3">For e.g</text:span></text:p>
      <text:p text:style-name="P7"><text:span text:style-name="T3"><text:tab/>declblock{</text:span></text:p>
      <text:p text:style-name="P7"><text:span text:style-name="T3"><text:tab/>int x, i, j;</text:span></text:p>
      <text:p text:style-name="P7"><text:span text:style-name="T3">}</text:span></text:p>
      <text:p text:style-name="P7"><text:span text:style-name="T3"><text:tab/>codeblock{</text:span></text:p>
      <text:p text:style-name="P7"><text:span text:style-name="T3"><text:tab/></text:span></text:p>
      <text:p text:style-name="P7"><text:span text:style-name="T3"><text:tab/>L1: x=x+1;</text:span></text:p>
      <text:p text:style-name="P7"><text:span text:style-name="T3"><text:tab/>goto L1 if x&lt; 10<text:line-break/>}</text:span></text:p>
      <text:p text:style-name="P7"><text:span text:style-name="T3"/></text:p>
      <text:p text:style-name="P13">Design of AST and Interpreter</text:p>
      <text:p text:style-name="P7"><text:span text:style-name="T3"/></text:p>
      <text:p text:style-name="P7"><text:span text:style-name="T3">AST is designed with root pointer store in “start”. It’s a Prog* type pointer which provides root to start all the traversals and codegenerations. </text:span></text:p>
      <text:p text:style-name="P8"><text:span text:style-name="T3">From here, it calls the traversals into declblocks and codeblocks. “</text:span><text:span text:style-name="T6">d</text:span><text:span text:style-name="T3">ecl_block” traversals intializes the variables whereas the “code_block” traversal traverses each and every code one by one. The “code_block” which is part of “codeb_locks” could be your specified blocks of code like for-loop, if-else etc.</text:span></text:p>
      <text:p text:style-name="P8"><text:span text:style-name="T3"><text:tab/></text:span><text:span text:style-name="T7">When parsing is going on, corresponding action takes place which is used to pass the parsed language which is then used in the constructor.</text:span><text:span text:style-name="T3"> </text:span><text:span text:style-name="T6">Each and every block has a class and respective constructor associated to them. With the parsing of each block, class construction comes into play and create an object for each class-type for later use in traversal and codegen.</text:span></text:p>
      <text:p text:style-name="P7"><text:span text:style-name="T3"/></text:p>
      <text:p text:style-name="P7"><text:span text:style-name="T3">Visitor Design Pattern</text:span></text:p>
      <text:p text:style-name="P7"><text:span text:style-name="T3"/></text:p>
      <text:p text:style-name="P9"><text:span text:style-name="T3">Implemented traversals and codegen using normal traversal. Didn’t use visitor design pattern.</text:span></text:p>
      <text:p text:style-name="P9"><text:span text:style-name="T3"/></text:p>
      <text:p text:style-name="P9"><text:span text:style-name="T3"/></text:p>
      <text:p text:style-name="P14"><text:soft-page-break/>Design of Codegen</text:p>
      <text:p text:style-name="P9"><text:span text:style-name="T3"/></text:p>
      <text:p text:style-name="P9"><text:span text:style-name="T3">Objects stored of each class to give a well-defined AST. Each class has a Value* codegen() which is then called from the object of that type. Each such codegen function inserts IRBuilder instructions as well as BasicBlocks to generate IR. </text:span></text:p>
      <text:p text:style-name="P9"><text:span text:style-name="T3"/></text:p>
      <text:p text:style-name="P9"><text:span text:style-name="T3"/></text:p>
      <text:p text:style-name="P15">Performance Analysis</text:p>
      <text:p text:style-name="P10"><text:span text:style-name="T3">Wrote three programs-&gt;bubblesort, cumulative sum of array and finding factorial.</text:span></text:p>
      <text:p text:style-name="P10"><text:span text:style-name="T3"/></text:p>
      <text:p text:style-name="P10"><text:span text:style-name="T3">Bubblesort</text:span></text:p>
      <text:p text:style-name="P10"><text:span text:style-name="T3">lli</text:span></text:p>
      <text:p text:style-name="P10"><text:span text:style-name="T3">real<text:tab/>0m0.019s</text:span></text:p>
      <text:p text:style-name="P10"><text:span text:style-name="T3">user<text:tab/>0m0.012s</text:span></text:p>
      <text:p text:style-name="P10"><text:span text:style-name="T3">sys<text:tab/>0m0.004s</text:span></text:p>
      <text:p text:style-name="P10"><text:span text:style-name="T3"/></text:p>
      <text:p text:style-name="P10"><text:span text:style-name="T3">llc</text:span></text:p>
      <text:p text:style-name="P10"><text:span text:style-name="T3">real<text:tab/>0m0.192s</text:span></text:p>
      <text:p text:style-name="P10"><text:span text:style-name="T3">user<text:tab/>0m0.016s</text:span></text:p>
      <text:p text:style-name="P10"><text:span text:style-name="T3">sys<text:tab/>0m0.004s</text:span></text:p>
      <text:p text:style-name="P10"><text:span text:style-name="T3"/></text:p>
      <text:p text:style-name="P10"><text:span text:style-name="T3">Factorial</text:span></text:p>
      <text:p text:style-name="P10"><text:span text:style-name="T3">lli</text:span></text:p>
      <text:p text:style-name="P10"><text:span text:style-name="T3">real<text:tab/>0m0.010s</text:span></text:p>
      <text:p text:style-name="P10"><text:span text:style-name="T3">user<text:tab/>0m0.000s</text:span></text:p>
      <text:p text:style-name="P10"><text:span text:style-name="T3">sys<text:tab/>0m0.008s</text:span></text:p>
      <text:p text:style-name="P10"><text:span text:style-name="T3"/></text:p>
      <text:p text:style-name="P10"><text:span text:style-name="T3">llc</text:span></text:p>
      <text:p text:style-name="P10"><text:span text:style-name="T3">real<text:tab/>0m0.010s</text:span></text:p>
      <text:p text:style-name="P10"><text:span text:style-name="T3">user<text:tab/>0m0.008s</text:span></text:p>
      <text:p text:style-name="P10"><text:span text:style-name="T3">sys<text:tab/>0m0.000s</text:span></text:p>
      <text:p text:style-name="P10"><text:span text:style-name="T3"/></text:p>
      <text:p text:style-name="P10"><text:span text:style-name="T3"/></text:p>
      <text:p text:style-name="P10"><text:span text:style-name="T3">Cumulative Sum</text:span></text:p>
      <text:p text:style-name="P10"><text:span text:style-name="T3">lli</text:span></text:p>
      <text:p text:style-name="P10"><text:span text:style-name="T3">real<text:tab/>0m0.020s</text:span></text:p>
      <text:p text:style-name="P10"><text:span text:style-name="T3">user<text:tab/>0m0.008s</text:span></text:p>
      <text:p text:style-name="P10"><text:soft-page-break/><text:span text:style-name="T3">sys<text:tab/>0m0.008s</text:span></text:p>
      <text:p text:style-name="P10"><text:span text:style-name="T3"/></text:p>
      <text:p text:style-name="P10"><text:span text:style-name="T3">llc</text:span></text:p>
      <text:p text:style-name="P10"><text:span text:style-name="T3">real<text:tab/>0m0.011s</text:span></text:p>
      <text:p text:style-name="P10"><text:span text:style-name="T3">user<text:tab/>0m0.008s</text:span></text:p>
      <text:p text:style-name="P10"><text:span text:style-name="T3">sys<text:tab/>0m0.000s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4"><text:span text:style-name="T3"/></text:p>
      <text:p text:style-name="P6"><text:span text:style-name="T3"><text:tab/>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2:54:42.418871034</meta:creation-date>
    <dc:date>2017-11-13T23:50:49.514206781</dc:date>
    <meta:editing-duration>PT7M15S</meta:editing-duration>
    <meta:editing-cycles>1</meta:editing-cycles>
    <meta:document-statistic meta:table-count="0" meta:image-count="0" meta:object-count="0" meta:page-count="9" meta:paragraph-count="204" meta:word-count="975" meta:character-count="6578" meta:non-whitespace-character-count="5567"/>
    <meta:generator>LibreOffice/5.1.6.2$Linux_X86_64 LibreOffice_project/10m0$Build-2</meta:generator>
  </office:meta>
</office:document-meta>
</file>